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oppins" svg:font-family="Poppins, Helvetica, Arial, Lucid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officeooo:paragraph-rsid="0011bef8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paragraph-rsid="0013d45b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13d45b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officeooo:rsid="0012a0b9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officeooo:rsid="0012a0b9" loext:padding="0cm" loext:border="none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officeooo:rsid="00126111" loext:padding="0cm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officeooo:rsid="00136b8e" loext:padding="0cm" loext:border="none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officeooo:rsid="00144520" loext:padding="0cm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officeooo:rsid="0013d45b" loext:padding="0cm" loext:border="none"/>
    </style:style>
    <style:style style:name="T9" style:family="text">
      <style:text-properties fo:font-variant="normal" fo:text-transform="none" fo:color="#666666" style:font-name="Poppins" fo:font-size="10.5pt" fo:letter-spacing="normal" fo:font-style="normal" fo:font-weight="bold" officeooo:rsid="00126111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9">Nuestro miedo más profundo no es que seamos inadecuados.</text:span></text:span><text:span text:style-name="Strong_20_Emphasis"><text:span text:style-name="T5"><text:line-break/></text:span></text:span><text:span text:style-name="Strong_20_Emphasis"><text:span text:style-name="T9">Nuestro miedo más profundo es que somos poderosos sin límite.</text:span></text:span><text:span text:style-name="Strong_20_Emphasis"><text:span text:style-name="T5"><text:line-break/></text:span></text:span><text:span text:style-name="Strong_20_Emphasis"><text:span text:style-name="T9">Es nuestra luz, no la oscuridad lo que más nos asusta.</text:span></text:span><text:span text:style-name="Strong_20_Emphasis"><text:span text:style-name="T5"><text:line-break/></text:span></text:span><text:span text:style-name="Strong_20_Emphasis"><text:span text:style-name="T9">Nos preguntamos: ¿quién soy yo para ser brillante, precioso, talentoso y fabuloso?</text:span></text:span><text:span text:style-name="Strong_20_Emphasis"><text:span text:style-name="T5"><text:line-break/></text:span></text:span><text:span text:style-name="Strong_20_Emphasis"><text:span text:style-name="T9">En realidad, ¿quién eres tú para no serlo?</text:span></text:span><text:span text:style-name="Strong_20_Emphasis"><text:span text:style-name="T5"><text:line-break/></text:span></text:span><text:span text:style-name="Strong_20_Emphasis"><text:span text:style-name="T9">Eres hijo del universo.</text:span></text:span><text:span text:style-name="Strong_20_Emphasis"><text:span text:style-name="T5"><text:line-break/></text:span></text:span><text:span text:style-name="Strong_20_Emphasis"><text:span text:style-name="T9">El hecho de jugar a ser pequeño no sirve al mundo.</text:span></text:span><text:span text:style-name="Strong_20_Emphasis"><text:span text:style-name="T5"><text:line-break/></text:span></text:span><text:span text:style-name="Strong_20_Emphasis"><text:span text:style-name="T9">No hay nada iluminador en encogerte para que otras personas cerca de ti no se sientan inseguras.</text:span></text:span><text:span text:style-name="Strong_20_Emphasis"><text:span text:style-name="T5"><text:line-break/></text:span></text:span><text:span text:style-name="Strong_20_Emphasis"><text:span text:style-name="T9">Nacemos para hacer manifiesto la gloria del universo que está dentro de nosotros.</text:span></text:span><text:span text:style-name="Strong_20_Emphasis"><text:span text:style-name="T5"><text:line-break/></text:span></text:span><text:span text:style-name="Strong_20_Emphasis"><text:span text:style-name="T9">No solamente algunos de nosotros: Está dentro de todos y cada uno.</text:span></text:span><text:span text:style-name="Strong_20_Emphasis"><text:span text:style-name="T5"><text:line-break/></text:span></text:span><text:span text:style-name="Strong_20_Emphasis"><text:span text:style-name="T9">Y mientras dejamos lucir nuestra propia luz, inconscientemente damos permiso a otras personas para hacer lo mismo.</text:span></text:span><text:span text:style-name="Strong_20_Emphasis"><text:span text:style-name="T5"><text:line-break/></text:span></text:span><text:span text:style-name="Strong_20_Emphasis"><text:span text:style-name="T9">Y al liberarnos de nuestro miedo, nuestra presencia automáticamente libera a los demás.</text:span></text:span><text:span text:style-name="Strong_20_Emphasis"><text:span text:style-name="T5"> <text:line-break/><text:line-break/></text:span></text:span><text:span text:style-name="Strong_20_Emphasis"><text:span text:style-name="T8">Volver al amor - </text:span></text:span><text:span text:style-name="Strong_20_Emphasis"><text:span text:style-name="T5">MARIANNE WILLIAMSON<text:line-break/><text:line-break/><text:line-break/><text:line-break/></text:span></text:span></text:p>
      <text:p text:style-name="P2"><text:span text:style-name="Strong_20_Emphasis"><text:span text:style-name="T5">BERSERK DESIGN entra como</text:span></text:span><text:span text:style-name="Strong_20_Emphasis"><text:span text:style-name="T2"> un nuev</text:span></text:span><text:span text:style-name="Strong_20_Emphasis"><text:span text:style-name="T4">o</text:span></text:span><text:span text:style-name="Strong_20_Emphasis"><text:span text:style-name="T2"> </text:span></text:span><text:span text:style-name="Strong_20_Emphasis"><text:span text:style-name="T5">proyecto</text:span></text:span><text:span text:style-name="Strong_20_Emphasis"><text:span text:style-name="T2"> de investigación,</text:span></text:span><text:span text:style-name="Strong_20_Emphasis"><text:span text:style-name="T5"> difusión </text:span></text:span><text:span text:style-name="Strong_20_Emphasis"><text:span text:style-name="T2">y formación en </text:span></text:span><text:span text:style-name="Strong_20_Emphasis"><text:span text:style-name="T5">México</text:span></text:span><text:span text:style-name="Strong_20_Emphasis"><text:span text:style-name="T2">, para propiciar desde el conocimiento sistemático y sostenido del estado del </text:span></text:span><text:span text:style-name="Strong_20_Emphasis"><text:span text:style-name="T5">diseño actual</text:span></text:span><text:span text:style-name="Strong_20_Emphasis"><text:span text:style-name="T2"> en el paradigma de Software Libre </text:span></text:span><text:span text:style-name="Strong_20_Emphasis"><text:span text:style-name="T4">y </text:span></text:span><text:span text:style-name="Strong_20_Emphasis"><text:span text:style-name="T2">sumarlo a la capacitación académica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E</text:span></text:span><text:span text:style-name="Strong_20_Emphasis"><text:span text:style-name="T4">ste Taller de FreeCAD </text:span></text:span><text:span text:style-name="Strong_20_Emphasis"><text:span text:style-name="T2">se propone como </text:span></text:span><text:span text:style-name="Strong_20_Emphasis"><text:span text:style-name="T4">un </text:span></text:span><text:span text:style-name="Strong_20_Emphasis"><text:span text:style-name="T2">espacio de investigación y desarrollo con la mira puesta en la aplicación real de dichas herramientas en un contexto de creación <text:s/>produc</text:span></text:span><text:span text:style-name="Strong_20_Emphasis"><text:span text:style-name="T6">ción,</text:span></text:span><text:span text:style-name="Strong_20_Emphasis"><text:span text:style-name="T2"> </text:span></text:span><text:span text:style-name="Strong_20_Emphasis"><text:span text:style-name="T4">donde </text:span></text:span><text:span text:style-name="Strong_20_Emphasis"><text:span text:style-name="T2"><text:s/>trabajar</text:span></text:span><text:span text:style-name="Strong_20_Emphasis"><text:span text:style-name="T4">emos</text:span></text:span><text:span text:style-name="Strong_20_Emphasis"><text:span text:style-name="T2"> con herramientas multiplataforma, para evitar que la migración sea un </text:span></text:span><text:span text:style-name="Strong_20_Emphasis"><text:span text:style-name="T4">problema</text:span></text:span><text:span text:style-name="Strong_20_Emphasis"><text:span text:style-name="T2"> en el proceso de capacitación, limitándose a la búsqueda de las mejores alternativas que permitan lograr trabajos de calidad.</text:span></text:span></text:p>
      <text:p text:style-name="P3"/>
      <text:p text:style-name="P2"><text:span text:style-name="T1">La capacitación en el </text:span><text:span text:style-name="T3">Taller de FreeCAD</text:span><text:span text:style-name="T1"> estará dirigida a alumnos, docentes, egresados y público en general, abriendo nuevas posibilidades de investigación y desarrollo, principalmente en la búsqueda de soluciones para PyMEs, Cooperativas, ONG´s y demás grupos del Tercer Sector. </text:span></text:p>
      <text:p text:style-name="P3"/>
      <text:p text:style-name="P2"><text:span text:style-name="Strong_20_Emphasis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oppins" svg:font-family="Poppins, Helvetica, Arial, Lucid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7T13:22:18.633000000</meta:creation-date>
    <dc:date>2019-09-09T09:31:45.800000000</dc:date>
    <meta:editing-duration>PT7M40S</meta:editing-duration>
    <meta:editing-cycles>4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4" meta:word-count="284" meta:character-count="1810" meta:non-whitespace-character-count="1521"/>
  </office:meta>
</office:document-meta>
</file>